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officeooo:rsid="000b4a84" officeooo:paragraph-rsid="000b4a84"/>
    </style:style>
    <style:style style:name="P2" style:family="paragraph" style:parent-style-name="Standard">
      <style:text-properties officeooo:rsid="000b4a84" officeooo:paragraph-rsid="000edd5e"/>
    </style:style>
    <style:style style:name="P3" style:family="paragraph" style:parent-style-name="Standard">
      <style:text-properties officeooo:rsid="000b4a84" officeooo:paragraph-rsid="0011fa18"/>
    </style:style>
    <style:style style:name="P4" style:family="paragraph" style:parent-style-name="Standard">
      <style:text-properties officeooo:rsid="000b4a84" officeooo:paragraph-rsid="001235af"/>
    </style:style>
    <style:style style:name="P5" style:family="paragraph" style:parent-style-name="Heading_20_3">
      <style:text-properties officeooo:rsid="000b4a84" officeooo:paragraph-rsid="000b4a84"/>
    </style:style>
    <style:style style:name="P6" style:family="paragraph" style:parent-style-name="Standard">
      <style:text-properties officeooo:rsid="000b4a84" officeooo:paragraph-rsid="0010d151"/>
    </style:style>
    <style:style style:name="T1" style:family="text">
      <style:text-properties officeooo:rsid="000e8680"/>
    </style:style>
    <style:style style:name="T2" style:family="text">
      <style:text-properties officeooo:rsid="000edd5e"/>
    </style:style>
    <style:style style:name="T3" style:family="text">
      <style:text-properties officeooo:rsid="001235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it Cheetsheet</text:h>
      <text:h text:style-name="P5" text:outline-level="3">General</text:h>
      <text:p text:style-name="P1">$ cd <text:s/>PROJECT_DIR</text:p>
      <text:p text:style-name="P1">$ git --version <text:s text:c="29"/></text:p>
      <text:p text:style-name="P1">$ git config --global user.name "YOUR_NAME"</text:p>
      <text:p text:style-name="P1">$ git config --global user.email "YOUR_EMAIL"</text:p>
      <text:p text:style-name="P1">$ git config --global core.editor "vim" </text:p>
      <text:p text:style-name="P1">$ git config --list <text:s text:c="26"/><text:tab/><text:tab/><text:tab/><text:tab/># Show your config</text:p>
      <text:p text:style-name="P3">$ git help <text:s/><text:span text:style-name="T1">\ </text:span><text:s/>git help add</text:p>
      <text:p text:style-name="P3">.gitignore <text:s/>(must be in project dir - not in .git) <text:s text:c="13"/></text:p>
      <text:h text:style-name="Heading_20_3" text:outline-level="3">Working with git</text:h>
      <text:p text:style-name="P1">$ git init <text:s text:c="2"/></text:p>
      <text:p text:style-name="P1">$ git add . <text:s/><text:span text:style-name="T1">\ <text:s/></text:span>git add -A <text:s text:c="3"/></text:p>
      <text:p text:style-name="P1">$ git add FILENAME <text:s/></text:p>
      <text:p text:style-name="P1">$ git reset <text:span text:style-name="T1">\ reset </text:span>FILENAME <text:s text:c="25"/><text:tab/><text:tab/># Remove from staging area</text:p>
      <text:p text:style-name="P1">$ git rm --cached FILENAME <text:s text:c="18"/><text:tab/><text:tab/><text:tab/># To untrack FILENAME </text:p>
      <text:p text:style-name="P1">$ git mv XXX <text:s text:c="3"/>YYY <text:s text:c="29"/><text:tab/><text:tab/><text:tab/># Rename filename XXX to YYY</text:p>
      <text:p text:style-name="P1">$ git status <text:s/><text:span text:style-name="T2">\ status -s <text:s text:c="28"/></text:span><text:s text:c="31"/># What changed <text:span text:style-name="T2">(with compact list)</text:span></text:p>
      <text:p text:style-name="P1">$ git commit -m "My First Commit" <text:s text:c="12"/><text:tab/><text:tab/># Commit</text:p>
      <text:p text:style-name="P1">$ git commit --amend "new commit message" <text:s text:c="4"/><text:tab/><text:tab/># change last commit msg</text:p>
      <text:p text:style-name="P2">$ git log <text:span text:style-name="T2">\ </text:span>log --pretty=oneline <text:s/><text:span text:style-name="T2">\ </text:span>log --oneline <text:s text:c="16"/></text:p>
      <text:p text:style-name="P6">$ git diff<text:tab/><text:tab/><text:tab/><text:tab/><text:tab/> <text:s text:c="22"/># See changes on files since last commit</text:p>
      <text:h text:style-name="Heading_20_3" text:outline-level="3">Checkout</text:h>
      <text:p text:style-name="P1">$ git checkout 2f52aa202095e16a660a5c479524622f6e3c36d2</text:p>
      <text:p text:style-name="P1">$ git checkout master <text:s text:c="23"/></text:p>
      <text:p text:style-name="P1">$ git checkout file1.txt <text:s text:c="21"/><text:tab/><text:tab/><text:tab/><text:tab/># return file1.txt from last commit</text:p>
      <text:h text:style-name="Heading_20_3" text:outline-level="3">Common workflow</text:h>
      <text:p text:style-name="P4">$ git branch <text:s text:c="33"/><text:tab/><text:tab/><text:tab/><text:tab/># See all branches</text:p>
      <text:p text:style-name="P1">$ git branch <text:span text:style-name="T3">dev</text:span> <text:s/></text:p>
      <text:p text:style-name="P1">$ git checkout <text:span text:style-name="T3">dev<text:tab/><text:tab/><text:tab/></text:span> <text:s text:c="16"/><text:tab/><text:tab/># Start working with the new branch</text:p>
      <text:p text:style-name="P1">$ make changes to the source code <text:s text:c="12"/></text:p>
      <text:p text:style-name="P1">$ git add -A <text:s text:c="33"/></text:p>
      <text:p text:style-name="P1">$ git commit -m "message" <text:s text:c="12"/></text:p>
      <text:p text:style-name="P4">$ git checkout <text:span text:style-name="T3">master</text:span></text:p>
      <text:p text:style-name="P1">$ git merge <text:span text:style-name="T3">dev</text:span></text:p>
      <text:p text:style-name="P1">$ git branch -d <text:span text:style-name="T3">dev<text:tab/><text:tab/><text:tab/><text:tab/><text:tab/></text:span> <text:s text:c="12"/># Delete not needed branch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8pt" style:font-size-asian="10.5pt" style:font-size-complex="18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writing-mod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8:35:41.450805887</meta:creation-date>
    <dc:date>2017-10-12T19:35:03.111752535</dc:date>
    <meta:editing-duration>PT18M35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36" meta:word-count="240" meta:character-count="1670" meta:non-whitespace-character-count="990"/>
  </office:meta>
</office:document-meta>
</file>